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osevka1" svg:font-family="Iosevka"/>
    <style:font-face style:name="FreeSans1" svg:font-family="FreeSans" style:font-family-generic="swiss"/>
    <style:font-face style:name="Iosevka" svg:font-family="Iosevk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osevka2" svg:font-family="Iosevka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Iosevka1" fo:font-size="10pt" fo:language="es" fo:country="EC" fo:font-weight="bold" officeooo:paragraph-rsid="00164105" style:font-weight-asian="bold" style:font-name-complex="Iosevka1" style:font-weight-complex="bold"/>
    </style:style>
    <style:style style:name="P2" style:family="paragraph" style:parent-style-name="Standard">
      <style:text-properties style:font-name="Iosevka1" fo:font-size="10pt" fo:language="es" fo:country="EC" fo:font-weight="normal" officeooo:paragraph-rsid="00164105" style:font-weight-asian="normal" style:font-name-complex="Iosevka1" style:font-weight-complex="normal"/>
    </style:style>
    <style:style style:name="P3" style:family="paragraph" style:parent-style-name="Standard">
      <style:text-properties style:font-name="Iosevka" fo:font-size="10.5pt" fo:language="es" fo:country="EC" fo:font-weight="bold" officeooo:paragraph-rsid="00180c98" style:font-size-asian="10.5pt" style:font-weight-asian="bold" style:font-name-complex="Iosevka2" style:font-size-complex="10.5pt" style:font-weight-complex="bold"/>
    </style:style>
    <style:style style:name="P4" style:family="paragraph" style:parent-style-name="Standard">
      <style:text-properties style:font-name="Iosevka" fo:font-size="10.5pt" fo:language="es" fo:country="EC" officeooo:paragraph-rsid="00180c98" style:font-size-asian="10.5pt" style:font-name-complex="Iosevka2" style:font-size-complex="10.5pt"/>
    </style:style>
    <style:style style:name="P5" style:family="paragraph" style:parent-style-name="Standard">
      <style:text-properties style:font-name="Iosevka" fo:font-size="10.5pt" fo:language="es" fo:country="EC" fo:font-weight="normal" officeooo:paragraph-rsid="00180c98" style:font-size-asian="10.5pt" style:font-weight-asian="normal" style:font-name-complex="Iosevka2" style:font-size-complex="10.5pt" style:font-weight-complex="normal"/>
    </style:style>
    <style:style style:name="P6" style:family="paragraph" style:parent-style-name="Standard" style:master-page-name="Standard">
      <style:paragraph-properties style:page-number="auto"/>
      <style:text-properties style:font-name="Iosevka" fo:font-size="10.5pt" fo:language="es" fo:country="EC" fo:font-weight="bold" officeooo:paragraph-rsid="00180c98" style:font-size-asian="10.5pt" style:font-weight-asian="bold" style:font-name-complex="Iosevka2" style:font-size-complex="10.5pt" style:font-weight-complex="bold"/>
    </style:style>
    <style:style style:name="T1" style:family="text">
      <style:text-properties officeooo:rsid="001fa9fe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fa9fe"/>
    </style:style>
    <style:style style:name="T4" style:family="text">
      <style:text-properties style:text-underline-style="none" officeooo:rsid="001f7e4e"/>
    </style:style>
    <style:style style:name="T5" style:family="text">
      <style:text-properties officeooo:rsid="001f7e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ás Que Palabras</text:p>
      <text:p text:style-name="P3">Lorena y Coalo Zamorano</text:p>
      <text:p text:style-name="P4"/>
      <text:p text:style-name="P3">Acordes</text:p>
      <text:p text:style-name="P4">Dmaj7 000222</text:p>
      <text:p text:style-name="P4">Esus4 022200</text:p>
      <text:p text:style-name="P4">Fdim <text:s/>003434</text:p>
      <text:p text:style-name="P4"><text:s/></text:p>
      <text:p text:style-name="P3">INTRO x2</text:p>
      <text:p text:style-name="P4">A C#m Dmaj7 D <text:s text:c="3"/></text:p>
      <text:p text:style-name="P4">A C#m Dmaj7</text:p>
      <text:p text:style-name="P4"/>
      <text:p text:style-name="P3">VERSO</text:p>
      <text:p text:style-name="P4"><text:s text:c="3"/>A <text:s text:c="8"/>E <text:s text:c="8"/>F#m E <text:s text:c="6"/></text:p>
      <text:p text:style-name="P4">Quiero expresar mi gratitud </text:p>
      <text:p text:style-name="P4"><text:s text:c="3"/>Bm7 A <text:s text:c="13"/>Esus4 E <text:s text:c="11"/></text:p>
      <text:p text:style-name="P4">A Ti que me has dado todo </text:p>
      <text:p text:style-name="P4"><text:s text:c="4"/>C#m <text:s text:c="5"/>C#m7 <text:s text:c="4"/>F#m E A </text:p>
      <text:p text:style-name="P4">Una oración no bastaría</text:p>
      <text:p text:style-name="P4"><text:s text:c="9"/>Bm7 <text:s text:c="4"/>A <text:s text:c="7"/>Esus4 E A <text:s text:c="13"/></text:p>
      <text:p text:style-name="P4">Ni el tiempo de toda una vida </text:p>
      <text:p text:style-name="P4"/>
      <text:p text:style-name="P4"/>
      <text:p text:style-name="P3">PRECORO</text:p>
      <text:p text:style-name="P4">D <text:s text:c="13"/>Esus4 E </text:p>
      <text:p text:style-name="P4"><text:s/>Es más que palabras</text:p>
      <text:p text:style-name="P4"><text:span text:style-name="T1">D</text:span><text:span text:style-name="T3"> <text:s/></text:span><text:span text:style-name="T2"><text:s text:c="21"/></text:span>Esus4 E</text:p>
      <text:p text:style-name="P4"><text:s text:c="2"/>Y es más que una canción</text:p>
      <text:p text:style-name="P4"/>
      <text:p text:style-name="P3">CORO</text:p>
      <text:p text:style-name="P4"><text:s text:c="11"/>A <text:s text:c="7"/>C#m <text:s text:c="12"/></text:p>
      <text:p text:style-name="P4">Quiero vivir agradecido </text:p>
      <text:p text:style-name="P4"><text:s text:c="6"/>Dmaj7 <text:s text:c="7"/>E <text:s text:c="5"/></text:p>
      <text:p text:style-name="P4">Con todo lo que soy</text:p>
      <text:p text:style-name="P4"><text:s text:c="12"/>A <text:s text:c="10"/>C#m <text:s text:c="6"/></text:p>
      <text:p text:style-name="P4">Que haya siempre la pasión</text:p>
      <text:p text:style-name="P4"><text:s text:c="4"/>Dmaj7 <text:s text:c="8"/>Fdim <text:s text:c="3"/>F#m A B</text:p>
      <text:p text:style-name="P4">De amarte con mi vida <text:s/>entera </text:p>
      <text:p text:style-name="P4"><text:s text:c="11"/>Bm7 <text:s text:c="6"/>A <text:s text:c="3"/>D <text:s text:c="11"/></text:p>
      <text:p text:style-name="P4">Porque es más que palabras</text:p>
      <text:p text:style-name="P4"><text:s text:c="4"/>E <text:s text:c="14"/>A <text:s text:c="15"/></text:p>
      <text:p text:style-name="P4">Es más que una canción</text:p>
      <text:p text:style-name="P4"/>
      <text:p text:style-name="P4">C#m D E <text:s/></text:p>
      <text:p text:style-name="P4"/>
      <text:p text:style-name="P3">VERSO</text:p>
      <text:p text:style-name="P3"/>
      <text:p text:style-name="P3">PRECORO </text:p>
      <text:p text:style-name="P3"/>
      <text:p text:style-name="P3">CORO <text:span text:style-name="T5">FINAL</text:span></text:p>
      <text:p text:style-name="P4"><text:s text:c="11"/>A <text:s text:c="7"/>C#m <text:s text:c="12"/></text:p>
      <text:p text:style-name="P4">Quiero vivir agradecido </text:p>
      <text:p text:style-name="P4"><text:s text:c="6"/>Dmaj7 <text:s text:c="7"/>E <text:s text:c="5"/></text:p>
      <text:p text:style-name="P4">Con todo lo que soy</text:p>
      <text:p text:style-name="P4"><text:s text:c="12"/>A <text:s text:c="10"/>C#m <text:s text:c="6"/></text:p>
      <text:p text:style-name="P4">Que haya siempre la pasión</text:p>
      <text:p text:style-name="P4"><text:s text:c="4"/>Dmaj7 <text:s text:c="8"/>Fdim <text:s text:c="3"/>F#m A B</text:p>
      <text:p text:style-name="P4">De amarte con mi vida <text:s/>entera </text:p>
      <text:p text:style-name="P4"><text:s text:c="11"/>Bm7 <text:s text:c="6"/>A <text:s text:c="4"/><text:span text:style-name="T5">Dmaj7</text:span> <text:span text:style-name="T5">A</text:span> <text:s text:c="10"/></text:p>
      <text:p text:style-name="P4">Porque es más que palabras</text:p>
      <text:p text:style-name="P4"><text:s text:c="11"/><text:span text:style-name="T5">Bm7 <text:s text:c="6"/>A <text:s text:c="4"/></text:span><text:span text:style-name="T4">Dmaj7 A</text:span></text:p>
      <text:p text:style-name="P4">Porque es más que palabras</text:p>
      <text:p text:style-name="P4"><text:span text:style-name="T4"><text:s text:c="11"/></text:span><text:span text:style-name="T5">Bm7 <text:s text:c="6"/>A <text:s text:c="3"/>D</text:span></text:p>
      <text:p text:style-name="P4">Porque es más que palabras</text:p>
      <text:p text:style-name="P4"><text:s text:c="4"/><text:span text:style-name="T5">E</text:span> <text:s text:c="14"/><text:span text:style-name="T5">D</text:span> <text:s/><text:span text:style-name="T5">E <text:s/>D <text:s/>E <text:s/></text:span></text:p>
      <text:p text:style-name="P5">Es más que una canción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osevka1" svg:font-family="Iosevka"/>
    <style:font-face style:name="FreeSans1" svg:font-family="FreeSans" style:font-family-generic="swiss"/>
    <style:font-face style:name="Iosevka" svg:font-family="Iosevk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osevka2" svg:font-family="Iosevka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7285*" fo:start-indent="0cm" fo:end-indent="0cm"/>
          <style:column style:rel-width="728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5:17:15.835158571</meta:creation-date>
    <dc:date>2022-11-18T15:20:05.906721566</dc:date>
    <meta:editing-duration>PT1M38S</meta:editing-duration>
    <meta:editing-cycles>2</meta:editing-cycles>
    <meta:generator>LibreOffice/7.0.4.2$Linux_x86 LibreOffice_project/00$Build-2</meta:generator>
    <meta:document-statistic meta:table-count="0" meta:image-count="0" meta:object-count="0" meta:page-count="1" meta:paragraph-count="57" meta:word-count="200" meta:character-count="1347" meta:non-whitespace-character-count="694"/>
  </office:meta>
</office:document-meta>
</file>